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Table_20_Contents">
      <style:text-properties officeooo:rsid="001efcc8" officeooo:paragraph-rsid="001efcc8"/>
    </style:style>
    <style:style style:name="P3" style:family="paragraph" style:parent-style-name="Table_20_Contents">
      <style:text-properties officeooo:rsid="0020f6e2" officeooo:paragraph-rsid="0020f6e2"/>
    </style:style>
    <style:style style:name="P4" style:family="paragraph" style:parent-style-name="Table_20_Contents">
      <style:text-properties officeooo:rsid="0020f6e2" officeooo:paragraph-rsid="001efc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able:table table:name="表1" table:style-name="表1">
        <table:table-column table:style-name="表1.A" table:number-columns-repeated="3"/>
        <table:table-row table:style-name="TableLine2161414752080">
          <table:table-cell table:style-name="表1.A1" office:value-type="string">
            <text:p text:style-name="P2">Repeat</text:p>
          </table:table-cell>
          <table:table-cell table:style-name="表1.A1" office:value-type="string">
            <text:p text:style-name="P2">this</text:p>
          </table:table-cell>
          <table:table-cell table:style-name="表1.C1" office:value-type="string">
            <text:p text:style-name="P2">table</text:p>
          </table:table-cell>
        </table:table-row>
        <table:table-row table:style-name="TableLine2161414748048">
          <table:table-cell table:style-name="表1.A2" office:value-type="string">
            <text:p text:style-name="P4"><text:script script:language="JODScript">&lt;forEach  items="items" var="item" element="table-row"/&gt;</text:script>Hello</text:p>
          </table:table-cell>
          <table:table-cell table:style-name="表1.A2" office:value-type="string">
            <text:p text:style-name="P3"><text:text-input text:description="item.v1">Item.v1</text:text-input></text:p>
          </table:table-cell>
          <table:table-cell table:style-name="表1.C2" office:value-type="string">
            <text:p text:style-name="Table_20_Contents"/>
          </table:table-cell>
        </table:table-row>
      </table:table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3-01T20:11:53.545000000</dc:date>
    <meta:editing-duration>PT11M22S</meta:editing-duration>
    <meta:editing-cycles>6</meta:editing-cycles>
    <meta:document-statistic meta:table-count="1" meta:image-count="0" meta:object-count="0" meta:page-count="1" meta:paragraph-count="7" meta:word-count="11" meta:character-count="59" meta:non-whitespace-character-count="57"/>
  </office:meta>
</office:document-meta>
</file>